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llow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j*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i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y*,!j*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set,firs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*,e*,i*,o*,u*,y*,ja,je,jo,ju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set,fi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!y+,!j*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inset,fi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a,ue,ui,uo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inset,fir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*,e*,i*,o*,u*,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ucle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d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da,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t,m,n,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,d,p,k,f,g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da,la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da,la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2:15:19.181269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28:24.066612085</meta:creation-date>
    <dc:date>2016-04-12T12:25:39.031344108</dc:date>
    <meta:editing-duration>PT29M37S</meta:editing-duration>
    <meta:editing-cycles>18</meta:editing-cycles>
    <meta:generator>LibreOffice/4.2.8.2$Linux_X86_64 LibreOffice_project/420m0$Build-2</meta:generator>
    <meta:document-statistic meta:table-count="1" meta:cell-count="316" meta:object-count="0"/>
  </office:meta>
</office:document-meta>
</file>